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5.1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60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d=</text:p>
          </table:table-cell>
          <table:table-cell table:style-name="ce2" office:value-type="float" office:value="0.000001666666" calcext:value-type="float">
            <text:p>1.666666E-00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uncertainty in d</text:p>
          </table:table-cell>
          <table:table-cell table:style-name="ce2" office:value-type="float" office:value="0.0000000139" calcext:value-type="float">
            <text:p>1.39E-008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 table:style-name="ce1" office:value-type="string" calcext:value-type="string">
            <text:p>Hydrogen</text:p>
          </table:table-cell>
          <table:table-cell table:style-name="ce3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center angle</text:p>
          </table:table-cell>
          <table:table-cell table:style-name="ce1" office:value-type="string" calcext:value-type="string">
            <text:p>measured angle</text:p>
          </table:table-cell>
          <table:table-cell table:style-name="ce1" office:value-type="string" calcext:value-type="string">
            <text:p>uncertainty</text:p>
          </table:table-cell>
          <table:table-cell table:style-name="ce1" office:value-type="string" calcext:value-type="string">
            <text:p>deviation angle</text:p>
          </table:table-cell>
          <table:table-cell table:style-name="ce1" office:value-type="string" calcext:value-type="string">
            <text:p>uncertainty</text:p>
          </table:table-cell>
          <table:table-cell table:style-name="ce1" office:value-type="string" calcext:value-type="string">
            <text:p>wavelength</text:p>
          </table:table-cell>
          <table:table-cell table:style-name="ce1" office:value-type="string" calcext:value-type="string">
            <text:p>uncertainty</text:p>
          </table:table-cell>
        </table:table-row>
        <table:table-row table:style-name="ro1">
          <table:table-cell office:value-type="float" office:value="207.8" calcext:value-type="float">
            <text:p>207.8</text:p>
          </table:table-cell>
          <table:table-cell office:value-type="float" office:value="222.2" calcext:value-type="float">
            <text:p>222.2</text:p>
          </table:table-cell>
          <table:table-cell office:value-type="float" office:value="0.2" calcext:value-type="float">
            <text:p>0.2</text:p>
          </table:table-cell>
          <table:table-cell table:formula="of:=[.B8]-[.$A$8]" office:value-type="float" office:value="14.4" calcext:value-type="float">
            <text:p/>
          </table:table-cell>
          <table:table-cell office:value-type="float" office:value="0.2" calcext:value-type="float">
            <text:p>0.2</text:p>
          </table:table-cell>
          <table:table-cell table:formula="of:=[.$B$3]*SIN([.D8]*PI()/180)*1000000000" office:value-type="float" office:value="414.482979481499" calcext:value-type="float">
            <text:p/>
          </table:table-cell>
          <table:table-cell table:formula="of:=SQRT((SIN([.D8]*PI()/180)*[.$B$4])^2+([.$B$3]*COS([.D8]*PI()/180)*([.E8]*PI()/180))^2)*1000000000" office:value-type="float" office:value="6.61078378063526" calcext:value-type="float">
            <text:p/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0.2" calcext:value-type="float">
            <text:p>0.2</text:p>
          </table:table-cell>
          <table:table-cell table:formula="of:=[.B9]-[.$A$8]" office:value-type="float" office:value="15.2" calcext:value-type="float">
            <text:p/>
          </table:table-cell>
          <table:table-cell office:value-type="float" office:value="0.2" calcext:value-type="float">
            <text:p>0.2</text:p>
          </table:table-cell>
          <table:table-cell table:formula="of:=[.$B$3]*SIN([.D9]*PI()/180)*1000000000" office:value-type="float" office:value="436.981789608655" calcext:value-type="float">
            <text:p/>
          </table:table-cell>
          <table:table-cell table:formula="of:=SQRT((SIN([.D9]*PI()/180)*[.$B$4])^2+([.$B$3]*COS([.D9]*PI()/180)*([.E9]*PI()/180))^2)*1000000000" office:value-type="float" office:value="6.69339334344109" calcext:value-type="float">
            <text:p/>
          </table:table-cell>
        </table:table-row>
        <table:table-row table:style-name="ro1">
          <table:table-cell/>
          <table:table-cell office:value-type="float" office:value="224.9" calcext:value-type="float">
            <text:p>224.9</text:p>
          </table:table-cell>
          <table:table-cell office:value-type="float" office:value="0.2" calcext:value-type="float">
            <text:p>0.2</text:p>
          </table:table-cell>
          <table:table-cell table:formula="of:=[.B10]-[.$A$8]" office:value-type="float" office:value="17.1" calcext:value-type="float">
            <text:p/>
          </table:table-cell>
          <table:table-cell office:value-type="float" office:value="0.2" calcext:value-type="float">
            <text:p>0.2</text:p>
          </table:table-cell>
          <table:table-cell table:formula="of:=[.$B$3]*SIN([.D10]*PI()/180)*1000000000" office:value-type="float" office:value="490.067012693623" calcext:value-type="float">
            <text:p/>
          </table:table-cell>
          <table:table-cell table:formula="of:=SQRT((SIN([.D10]*PI()/180)*[.$B$4])^2+([.$B$3]*COS([.D10]*PI()/180)*([.E10]*PI()/180))^2)*1000000000" office:value-type="float" office:value="6.90107876120053" calcext:value-type="float">
            <text:p/>
          </table:table-cell>
        </table:table-row>
        <table:table-row table:style-name="ro1">
          <table:table-cell/>
          <table:table-cell office:value-type="float" office:value="231.2" calcext:value-type="float">
            <text:p>231.2</text:p>
          </table:table-cell>
          <table:table-cell office:value-type="float" office:value="0.2" calcext:value-type="float">
            <text:p>0.2</text:p>
          </table:table-cell>
          <table:table-cell table:formula="of:=[.B11]-[.$A$8]" office:value-type="float" office:value="23.4" calcext:value-type="float">
            <text:p/>
          </table:table-cell>
          <table:table-cell office:value-type="float" office:value="0.2" calcext:value-type="float">
            <text:p>0.2</text:p>
          </table:table-cell>
          <table:table-cell table:formula="of:=[.$B$3]*SIN([.D11]*PI()/180)*1000000000" office:value-type="float" office:value="661.912886292707" calcext:value-type="float">
            <text:p/>
          </table:table-cell>
          <table:table-cell table:formula="of:=SQRT((SIN([.D11]*PI()/180)*[.$B$4])^2+([.$B$3]*COS([.D11]*PI()/180)*([.E11]*PI()/180))^2)*1000000000" office:value-type="float" office:value="7.67998793899152" calcext:value-type="float">
            <text:p/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Helium</text:p>
          </table:table-cell>
          <table:table-cell table:number-columns-repeated="6"/>
        </table:table-row>
        <table:table-row table:style-name="ro1">
          <table:table-cell office:value-type="float" office:value="207.8" calcext:value-type="float">
            <text:p>207.8</text:p>
          </table:table-cell>
          <table:table-cell office:value-type="float" office:value="223.5" calcext:value-type="float">
            <text:p>223.5</text:p>
          </table:table-cell>
          <table:table-cell office:value-type="float" office:value="0.2" calcext:value-type="float">
            <text:p>0.2</text:p>
          </table:table-cell>
          <table:table-cell table:formula="of:=[.B14]-[.$A$8]" office:value-type="float" office:value="15.7" calcext:value-type="float">
            <text:p/>
          </table:table-cell>
          <table:table-cell office:value-type="float" office:value="0.2" calcext:value-type="float">
            <text:p>0.2</text:p>
          </table:table-cell>
          <table:table-cell table:formula="of:=[.$B$3]*SIN([.D14]*PI()/180)*1000000000" office:value-type="float" office:value="451.000562892808" calcext:value-type="float">
            <text:p/>
          </table:table-cell>
          <table:table-cell table:formula="of:=SQRT((SIN([.D14]*PI()/180)*[.$B$4])^2+([.$B$3]*COS([.D14]*PI()/180)*([.E14]*PI()/180))^2)*1000000000" office:value-type="float" office:value="6.74653188162676" calcext:value-type="float">
            <text:p/>
          </table:table-cell>
        </table:table-row>
        <table:table-row table:style-name="ro1">
          <table:table-cell/>
          <table:table-cell office:value-type="float" office:value="224.4" calcext:value-type="float">
            <text:p>224.4</text:p>
          </table:table-cell>
          <table:table-cell office:value-type="float" office:value="0.2" calcext:value-type="float">
            <text:p>0.2</text:p>
          </table:table-cell>
          <table:table-cell table:formula="of:=[.B15]-[.$A$8]" office:value-type="float" office:value="16.6" calcext:value-type="float">
            <text:p/>
          </table:table-cell>
          <table:table-cell office:value-type="float" office:value="0.2" calcext:value-type="float">
            <text:p>0.2</text:p>
          </table:table-cell>
          <table:table-cell table:formula="of:=[.$B$3]*SIN([.D15]*PI()/180)*1000000000" office:value-type="float" office:value="476.147088549378" calcext:value-type="float">
            <text:p/>
          </table:table-cell>
          <table:table-cell table:formula="of:=SQRT((SIN([.D15]*PI()/180)*[.$B$4])^2+([.$B$3]*COS([.D15]*PI()/180)*([.E15]*PI()/180))^2)*1000000000" office:value-type="float" office:value="6.84494485524125" calcext:value-type="float">
            <text:p/>
          </table:table-cell>
        </table:table-row>
        <table:table-row table:style-name="ro1">
          <table:table-cell/>
          <table:table-cell office:value-type="float" office:value="225.5" calcext:value-type="float">
            <text:p>225.5</text:p>
          </table:table-cell>
          <table:table-cell office:value-type="float" office:value="0.2" calcext:value-type="float">
            <text:p>0.2</text:p>
          </table:table-cell>
          <table:table-cell table:formula="of:=[.B16]-[.$A$8]" office:value-type="float" office:value="17.7" calcext:value-type="float">
            <text:p/>
          </table:table-cell>
          <table:table-cell office:value-type="float" office:value="0.2" calcext:value-type="float">
            <text:p>0.2</text:p>
          </table:table-cell>
          <table:table-cell table:formula="of:=[.$B$3]*SIN([.D16]*PI()/180)*1000000000" office:value-type="float" office:value="506.721565520443" calcext:value-type="float">
            <text:p/>
          </table:table-cell>
          <table:table-cell table:formula="of:=SQRT((SIN([.D16]*PI()/180)*[.$B$4])^2+([.$B$3]*COS([.D16]*PI()/180)*([.E16]*PI()/180))^2)*1000000000" office:value-type="float" office:value="6.96974226634909" calcext:value-type="float">
            <text:p/>
          </table:table-cell>
        </table:table-row>
        <table:table-row table:style-name="ro1">
          <table:table-cell/>
          <table:table-cell office:value-type="float" office:value="228.7" calcext:value-type="float">
            <text:p>228.7</text:p>
          </table:table-cell>
          <table:table-cell office:value-type="float" office:value="0.2" calcext:value-type="float">
            <text:p>0.2</text:p>
          </table:table-cell>
          <table:table-cell table:formula="of:=[.B17]-[.$A$8]" office:value-type="float" office:value="20.9" calcext:value-type="float">
            <text:p/>
          </table:table-cell>
          <table:table-cell office:value-type="float" office:value="0.2" calcext:value-type="float">
            <text:p>0.2</text:p>
          </table:table-cell>
          <table:table-cell table:formula="of:=[.$B$3]*SIN([.D17]*PI()/180)*1000000000" office:value-type="float" office:value="594.563094374042" calcext:value-type="float">
            <text:p/>
          </table:table-cell>
          <table:table-cell table:formula="of:=SQRT((SIN([.D17]*PI()/180)*[.$B$4])^2+([.$B$3]*COS([.D17]*PI()/180)*([.E17]*PI()/180))^2)*1000000000" office:value-type="float" office:value="7.3571250758577" calcext:value-type="float">
            <text:p/>
          </table:table-cell>
        </table:table-row>
        <table:table-row table:style-name="ro1">
          <table:table-cell/>
          <table:table-cell office:value-type="float" office:value="231.7" calcext:value-type="float">
            <text:p>231.7</text:p>
          </table:table-cell>
          <table:table-cell office:value-type="float" office:value="0.2" calcext:value-type="float">
            <text:p>0.2</text:p>
          </table:table-cell>
          <table:table-cell table:formula="of:=[.B18]-[.$A$8]" office:value-type="float" office:value="23.9" calcext:value-type="float">
            <text:p/>
          </table:table-cell>
          <table:table-cell office:value-type="float" office:value="0.2" calcext:value-type="float">
            <text:p>0.2</text:p>
          </table:table-cell>
          <table:table-cell table:formula="of:=[.$B$3]*SIN([.D18]*PI()/180)*1000000000" office:value-type="float" office:value="675.235707872046" calcext:value-type="float">
            <text:p/>
          </table:table-cell>
          <table:table-cell table:formula="of:=SQRT((SIN([.D18]*PI()/180)*[.$B$4])^2+([.$B$3]*COS([.D18]*PI()/180)*([.E18]*PI()/180))^2)*1000000000" office:value-type="float" office:value="7.74624134506515" calcext:value-type="float">
            <text:p/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admium</text:p>
          </table:table-cell>
          <table:table-cell table:number-columns-repeated="6"/>
        </table:table-row>
        <table:table-row table:style-name="ro1">
          <table:table-cell office:value-type="float" office:value="207.8" calcext:value-type="float">
            <text:p>207.8</text:p>
          </table:table-cell>
          <table:table-cell office:value-type="float" office:value="224.2" calcext:value-type="float">
            <text:p>224.2</text:p>
          </table:table-cell>
          <table:table-cell office:value-type="float" office:value="0.2" calcext:value-type="float">
            <text:p>0.2</text:p>
          </table:table-cell>
          <table:table-cell table:formula="of:=[.B21]-[.$A$8]" office:value-type="float" office:value="16.4" calcext:value-type="float">
            <text:p/>
          </table:table-cell>
          <table:table-cell office:value-type="float" office:value="0.2" calcext:value-type="float">
            <text:p>0.2</text:p>
          </table:table-cell>
          <table:table-cell table:formula="of:=[.$B$3]*SIN([.D21]*PI()/180)*1000000000" office:value-type="float" office:value="470.568906510489" calcext:value-type="float">
            <text:p/>
          </table:table-cell>
          <table:table-cell table:formula="of:=SQRT((SIN([.D21]*PI()/180)*[.$B$4])^2+([.$B$3]*COS([.D21]*PI()/180)*([.E21]*PI()/180))^2)*1000000000" office:value-type="float" office:value="6.82277778236255" calcext:value-type="float">
            <text:p/>
          </table:table-cell>
        </table:table-row>
        <table:table-row table:style-name="ro1">
          <table:table-cell/>
          <table:table-cell office:value-type="float" office:value="224.6" calcext:value-type="float">
            <text:p>224.6</text:p>
          </table:table-cell>
          <table:table-cell office:value-type="float" office:value="0.2" calcext:value-type="float">
            <text:p>0.2</text:p>
          </table:table-cell>
          <table:table-cell table:formula="of:=[.B22]-[.$A$8]" office:value-type="float" office:value="16.8" calcext:value-type="float">
            <text:p/>
          </table:table-cell>
          <table:table-cell office:value-type="float" office:value="0.2" calcext:value-type="float">
            <text:p>0.2</text:p>
          </table:table-cell>
          <table:table-cell table:formula="of:=[.$B$3]*SIN([.D22]*PI()/180)*1000000000" office:value-type="float" office:value="481.719468886254" calcext:value-type="float">
            <text:p/>
          </table:table-cell>
          <table:table-cell table:formula="of:=SQRT((SIN([.D22]*PI()/180)*[.$B$4])^2+([.$B$3]*COS([.D22]*PI()/180)*([.E22]*PI()/180))^2)*1000000000" office:value-type="float" office:value="6.86727697970307" calcext:value-type="float">
            <text:p/>
          </table:table-cell>
        </table:table-row>
        <table:table-row table:style-name="ro1">
          <table:table-cell/>
          <table:table-cell office:value-type="float" office:value="225.7" calcext:value-type="float">
            <text:p>225.7</text:p>
          </table:table-cell>
          <table:table-cell office:value-type="float" office:value="0.2" calcext:value-type="float">
            <text:p>0.2</text:p>
          </table:table-cell>
          <table:table-cell table:formula="of:=[.B23]-[.$A$8]" office:value-type="float" office:value="17.9" calcext:value-type="float">
            <text:p/>
          </table:table-cell>
          <table:table-cell office:value-type="float" office:value="0.2" calcext:value-type="float">
            <text:p>0.2</text:p>
          </table:table-cell>
          <table:table-cell table:formula="of:=[.$B$3]*SIN([.D23]*PI()/180)*1000000000" office:value-type="float" office:value="512.260824761933" calcext:value-type="float">
            <text:p/>
          </table:table-cell>
          <table:table-cell table:formula="of:=SQRT((SIN([.D23]*PI()/180)*[.$B$4])^2+([.$B$3]*COS([.D23]*PI()/180)*([.E23]*PI()/180))^2)*1000000000" office:value-type="float" office:value="6.99293445820716" calcext:value-type="float">
            <text:p/>
          </table:table-cell>
        </table:table-row>
        <table:table-row table:style-name="ro1">
          <table:table-cell/>
          <table:table-cell office:value-type="float" office:value="230.7" calcext:value-type="float">
            <text:p>230.7</text:p>
          </table:table-cell>
          <table:table-cell office:value-type="float" office:value="0.2" calcext:value-type="float">
            <text:p>0.2</text:p>
          </table:table-cell>
          <table:table-cell table:formula="of:=[.B24]-[.$A$8]" office:value-type="float" office:value="22.9" calcext:value-type="float">
            <text:p/>
          </table:table-cell>
          <table:table-cell office:value-type="float" office:value="0.2" calcext:value-type="float">
            <text:p>0.2</text:p>
          </table:table-cell>
          <table:table-cell table:formula="of:=[.$B$3]*SIN([.D24]*PI()/180)*1000000000" office:value-type="float" office:value="648.539657484376" calcext:value-type="float">
            <text:p/>
          </table:table-cell>
          <table:table-cell table:formula="of:=SQRT((SIN([.D24]*PI()/180)*[.$B$4])^2+([.$B$3]*COS([.D24]*PI()/180)*([.E24]*PI()/180))^2)*1000000000" office:value-type="float" office:value="7.6142491250581" calcext:value-type="float">
            <text:p/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Sodium</text:p>
          </table:table-cell>
          <table:table-cell table:number-columns-repeated="6"/>
        </table:table-row>
        <table:table-row table:style-name="ro1">
          <table:table-cell office:value-type="float" office:value="207.8" calcext:value-type="float">
            <text:p>207.8</text:p>
          </table:table-cell>
          <table:table-cell office:value-type="float" office:value="227.9" calcext:value-type="float">
            <text:p>227.9</text:p>
          </table:table-cell>
          <table:table-cell office:value-type="float" office:value="0.2" calcext:value-type="float">
            <text:p>0.2</text:p>
          </table:table-cell>
          <table:table-cell table:formula="of:=[.B27]-[.$A$8]" office:value-type="float" office:value="20.1" calcext:value-type="float">
            <text:p/>
          </table:table-cell>
          <table:table-cell office:value-type="float" office:value="0.2" calcext:value-type="float">
            <text:p>0.2</text:p>
          </table:table-cell>
          <table:table-cell table:formula="of:=[.$B$3]*SIN([.D27]*PI()/180)*1000000000" office:value-type="float" office:value="572.76592853623" calcext:value-type="float">
            <text:p/>
          </table:table-cell>
          <table:table-cell table:formula="of:=SQRT((SIN([.D27]*PI()/180)*[.$B$4])^2+([.$B$3]*COS([.D27]*PI()/180)*([.E27]*PI()/180))^2)*1000000000" office:value-type="float" office:value="7.25723887352761" calcext:value-type="float">
            <text:p/>
          </table:table-cell>
        </table:table-row>
        <table:table-row table:style-name="ro1">
          <table:table-cell/>
          <table:table-cell office:value-type="float" office:value="228.7" calcext:value-type="float">
            <text:p>228.7</text:p>
          </table:table-cell>
          <table:table-cell office:value-type="float" office:value="0.2" calcext:value-type="float">
            <text:p>0.2</text:p>
          </table:table-cell>
          <table:table-cell table:formula="of:=[.B28]-[.$A$8]" office:value-type="float" office:value="20.9" calcext:value-type="float">
            <text:p/>
          </table:table-cell>
          <table:table-cell office:value-type="float" office:value="0.2" calcext:value-type="float">
            <text:p>0.2</text:p>
          </table:table-cell>
          <table:table-cell table:formula="of:=[.$B$3]*SIN([.D28]*PI()/180)*1000000000" office:value-type="float" office:value="594.563094374042" calcext:value-type="float">
            <text:p/>
          </table:table-cell>
          <table:table-cell table:formula="of:=SQRT((SIN([.D28]*PI()/180)*[.$B$4])^2+([.$B$3]*COS([.D28]*PI()/180)*([.E28]*PI()/180))^2)*1000000000" office:value-type="float" office:value="7.3571250758577" calcext:value-type="float">
            <text:p/>
          </table:table-cell>
        </table:table-row>
        <table:table-row table:style-name="ro1">
          <table:table-cell/>
          <table:table-cell office:value-type="float" office:value="229.7" calcext:value-type="float">
            <text:p>229.7</text:p>
          </table:table-cell>
          <table:table-cell office:value-type="float" office:value="0.2" calcext:value-type="float">
            <text:p>0.2</text:p>
          </table:table-cell>
          <table:table-cell table:formula="of:=[.B29]-[.$A$8]" office:value-type="float" office:value="21.9" calcext:value-type="float">
            <text:p/>
          </table:table-cell>
          <table:table-cell office:value-type="float" office:value="0.2" calcext:value-type="float">
            <text:p>0.2</text:p>
          </table:table-cell>
          <table:table-cell table:formula="of:=[.$B$3]*SIN([.D29]*PI()/180)*1000000000" office:value-type="float" office:value="621.646055634493" calcext:value-type="float">
            <text:p/>
          </table:table-cell>
          <table:table-cell table:formula="of:=SQRT((SIN([.D29]*PI()/180)*[.$B$4])^2+([.$B$3]*COS([.D29]*PI()/180)*([.E29]*PI()/180))^2)*1000000000" office:value-type="float" office:value="7.48445090227545" calcext:value-type="float">
            <text:p/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Comparison of spectral lines with literature valu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Helium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theoretical wavelength</text:p>
          </table:table-cell>
          <table:table-cell table:style-name="ce1" office:value-type="string" calcext:value-type="string">
            <text:p>experimental wavelength</text:p>
          </table:table-cell>
          <table:table-cell table:style-name="ce1" office:value-type="string" calcext:value-type="string">
            <text:p>|error|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447.1479" calcext:value-type="float">
            <text:p>447.1479</text:p>
          </table:table-cell>
          <table:table-cell office:value-type="float" office:value="451.000562892808" calcext:value-type="float">
            <text:p>451.000562892808</text:p>
          </table:table-cell>
          <table:table-cell table:formula="of:=ABS([.A36]-[.B36])" office:value-type="float" office:value="3.85266289280844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71.3146" calcext:value-type="float">
            <text:p>471.3146</text:p>
          </table:table-cell>
          <table:table-cell office:value-type="float" office:value="476.147088549378" calcext:value-type="float">
            <text:p>476.147088549378</text:p>
          </table:table-cell>
          <table:table-cell table:formula="of:=ABS([.A37]-[.B37])" office:value-type="float" office:value="4.8324885493775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501.5678" calcext:value-type="float">
            <text:p>501.5678</text:p>
          </table:table-cell>
          <table:table-cell office:value-type="float" office:value="506.721565520443" calcext:value-type="float">
            <text:p>506.721565520443</text:p>
          </table:table-cell>
          <table:table-cell table:formula="of:=ABS([.A38]-[.B38])" office:value-type="float" office:value="5.1537655204429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587.562" calcext:value-type="float">
            <text:p>587.562</text:p>
          </table:table-cell>
          <table:table-cell office:value-type="float" office:value="594.563094374042" calcext:value-type="float">
            <text:p>594.563094374042</text:p>
          </table:table-cell>
          <table:table-cell table:formula="of:=ABS([.A39]-[.B39])" office:value-type="float" office:value="7.0010943740418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667.815" calcext:value-type="float">
            <text:p>667.815</text:p>
          </table:table-cell>
          <table:table-cell office:value-type="float" office:value="675.235707872046" calcext:value-type="float">
            <text:p>675.235707872046</text:p>
          </table:table-cell>
          <table:table-cell table:formula="of:=ABS([.A40]-[.B40])" office:value-type="float" office:value="7.42070787204568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admium</text:p>
          </table:table-cell>
          <table:table-cell table:number-columns-repeated="6"/>
        </table:table-row>
        <table:table-row table:style-name="ro1">
          <table:table-cell office:value-type="float" office:value="467.8149" calcext:value-type="float">
            <text:p>467.8149</text:p>
          </table:table-cell>
          <table:table-cell office:value-type="float" office:value="470.568906510489" calcext:value-type="float">
            <text:p>470.568906510489</text:p>
          </table:table-cell>
          <table:table-cell table:formula="of:=ABS([.A43]-[.B43])" office:value-type="float" office:value="2.75400651048892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79.9912" calcext:value-type="float">
            <text:p>479.9912</text:p>
          </table:table-cell>
          <table:table-cell office:value-type="float" office:value="481.719468886254" calcext:value-type="float">
            <text:p>481.719468886254</text:p>
          </table:table-cell>
          <table:table-cell table:formula="of:=ABS([.A44]-[.B44])" office:value-type="float" office:value="1.72826888625417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508.5822" calcext:value-type="float">
            <text:p>508.5822</text:p>
          </table:table-cell>
          <table:table-cell office:value-type="float" office:value="512.260824761933" calcext:value-type="float">
            <text:p>512.260824761933</text:p>
          </table:table-cell>
          <table:table-cell table:formula="of:=ABS([.A45]-[.B45])" office:value-type="float" office:value="3.67862476193255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643.847" calcext:value-type="float">
            <text:p>643.847</text:p>
          </table:table-cell>
          <table:table-cell office:value-type="float" office:value="648.539657484376" calcext:value-type="float">
            <text:p>648.539657484376</text:p>
          </table:table-cell>
          <table:table-cell table:formula="of:=ABS([.A46]-[.B46])" office:value-type="float" office:value="4.69265748437635" calcext:value-type="float">
            <text:p/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theoretical</text:p>
          </table:table-cell>
          <table:table-cell table:style-name="ce1" office:value-type="string" calcext:value-type="string">
            <text:p>avg of doublet</text:p>
          </table:table-cell>
          <table:table-cell table:style-name="ce1" office:value-type="string" calcext:value-type="string">
            <text:p>experimental (unresolved doublet)</text:p>
          </table:table-cell>
          <table:table-cell table:style-name="ce1" office:value-type="string" calcext:value-type="string">
            <text:p>|error|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odium</text:p>
          </table:table-cell>
          <table:table-cell table:number-columns-repeated="6"/>
        </table:table-row>
        <table:table-row table:style-name="ro1">
          <table:table-cell office:value-type="float" office:value="568.2633" calcext:value-type="float">
            <text:p>568.2633</text:p>
          </table:table-cell>
          <table:table-cell table:formula="of:=([.A51]+[.A52])/2" office:value-type="float" office:value="568.5419" calcext:value-type="float">
            <text:p/>
          </table:table-cell>
          <table:table-cell office:value-type="float" office:value="572.76592853623" calcext:value-type="float">
            <text:p>572.76592853623</text:p>
          </table:table-cell>
          <table:table-cell table:formula="of:=ABS([.B51]-[.C51])" office:value-type="float" office:value="4.22402853623032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568.8205" calcext:value-type="float">
            <text:p>568.8205</text:p>
          </table:table-cell>
          <table:table-cell table:number-columns-repeated="6"/>
        </table:table-row>
        <table:table-row table:style-name="ro1">
          <table:table-cell office:value-type="float" office:value="588.995" calcext:value-type="float">
            <text:p>588.995</text:p>
          </table:table-cell>
          <table:table-cell table:formula="of:=([.A53]+[.A54])/2" office:value-type="float" office:value="589.2937" calcext:value-type="float">
            <text:p/>
          </table:table-cell>
          <table:table-cell office:value-type="float" office:value="594.563094374042" calcext:value-type="float">
            <text:p>594.563094374042</text:p>
          </table:table-cell>
          <table:table-cell table:formula="of:=ABS([.B53]-[.C53])" office:value-type="float" office:value="5.26939437404189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589.5924" calcext:value-type="float">
            <text:p>589.5924</text:p>
          </table:table-cell>
          <table:table-cell table:number-columns-repeated="6"/>
        </table:table-row>
        <table:table-row table:style-name="ro1">
          <table:table-cell office:value-type="float" office:value="615.4225" calcext:value-type="float">
            <text:p>615.4225</text:p>
          </table:table-cell>
          <table:table-cell table:formula="of:=([.A55]+[.A56])/2" office:value-type="float" office:value="615.7486" calcext:value-type="float">
            <text:p/>
          </table:table-cell>
          <table:table-cell office:value-type="float" office:value="621.646055634493" calcext:value-type="float">
            <text:p>621.646055634493</text:p>
          </table:table-cell>
          <table:table-cell table:formula="of:=ABS([.B55]-[.C55])" office:value-type="float" office:value="5.89745563449253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616.0747" calcext:value-type="float">
            <text:p>616.074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00-00-00</text:date>, <text:time style:data-style-name="N2" text:time-value="12:56:30.361351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1:17:02.790022502</meta:creation-date>
    <dc:date>2014-07-29T16:21:19.547014541</dc:date>
    <meta:editing-duration>PT32M51S</meta:editing-duration>
    <meta:editing-cycles>2</meta:editing-cycles>
    <meta:generator>LibreOffice/4.2.3.3$Linux_X86_64 LibreOffice_project/420m0$Build-3</meta:generator>
    <meta:document-statistic meta:table-count="1" meta:cell-count="168" meta:object-count="0"/>
  </office:meta>
</office:document-meta>
</file>